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0d4cb9" officeooo:paragraph-rsid="000d4cb9"/>
    </style:style>
    <style:style style:name="P2" style:family="paragraph" style:parent-style-name="Text_20_body">
      <style:text-properties officeooo:paragraph-rsid="000d4cb9"/>
    </style:style>
    <style:style style:name="P3" style:family="paragraph" style:parent-style-name="Text_20_body">
      <style:text-properties officeooo:rsid="000f2f2c" officeooo:paragraph-rsid="000f2f2c"/>
    </style:style>
    <style:style style:name="P4" style:family="paragraph" style:parent-style-name="Text_20_body">
      <style:text-properties officeooo:paragraph-rsid="00107b61"/>
    </style:style>
    <style:style style:name="P5" style:family="paragraph" style:parent-style-name="Text_20_body">
      <style:text-properties officeooo:rsid="001188bb" officeooo:paragraph-rsid="001188bb"/>
    </style:style>
    <style:style style:name="P6" style:family="paragraph" style:parent-style-name="Text_20_body">
      <style:text-properties officeooo:rsid="00128cab" officeooo:paragraph-rsid="00128cab"/>
    </style:style>
    <style:style style:name="P7" style:family="paragraph" style:parent-style-name="Text_20_body">
      <style:text-properties officeooo:rsid="00135d8d" officeooo:paragraph-rsid="00135d8d"/>
    </style:style>
    <style:style style:name="P8" style:family="paragraph" style:parent-style-name="Text_20_body">
      <style:text-properties officeooo:rsid="00143237" officeooo:paragraph-rsid="00143237"/>
    </style:style>
    <style:style style:name="P9" style:family="paragraph" style:parent-style-name="Text_20_body">
      <style:text-properties officeooo:rsid="0014cea1" officeooo:paragraph-rsid="0014cea1"/>
    </style:style>
    <style:style style:name="P10" style:family="paragraph" style:parent-style-name="Text_20_body">
      <style:text-properties officeooo:rsid="0018fba9" officeooo:paragraph-rsid="0018fba9"/>
    </style:style>
    <style:style style:name="P11" style:family="paragraph" style:parent-style-name="Text_20_body">
      <style:text-properties officeooo:rsid="0019040d" officeooo:paragraph-rsid="0019040d"/>
    </style:style>
    <style:style style:name="P12" style:family="paragraph" style:parent-style-name="Text_20_body">
      <style:text-properties officeooo:rsid="001a2ed7" officeooo:paragraph-rsid="001a2ed7"/>
    </style:style>
    <style:style style:name="P13" style:family="paragraph" style:parent-style-name="Text_20_body">
      <style:text-properties officeooo:rsid="001bb52d" officeooo:paragraph-rsid="001bb52d"/>
    </style:style>
    <style:style style:name="P14" style:family="paragraph" style:parent-style-name="Text_20_body">
      <style:text-properties officeooo:rsid="001da311" officeooo:paragraph-rsid="001da311"/>
    </style:style>
    <style:style style:name="P15" style:family="paragraph" style:parent-style-name="Subtitle">
      <style:text-properties officeooo:paragraph-rsid="000d4cb9"/>
    </style:style>
    <style:style style:name="P16" style:family="paragraph" style:parent-style-name="Subtitle">
      <style:text-properties officeooo:rsid="00107b61" officeooo:paragraph-rsid="00107b61"/>
    </style:style>
    <style:style style:name="P17" style:family="paragraph" style:parent-style-name="Text_20_body">
      <style:text-properties officeooo:rsid="000d4cb9" officeooo:paragraph-rsid="000d4cb9"/>
    </style:style>
    <style:style style:name="P18" style:family="paragraph" style:parent-style-name="Text_20_body">
      <style:text-properties officeooo:rsid="000f2f2c" officeooo:paragraph-rsid="000d4cb9"/>
    </style:style>
    <style:style style:name="P19" style:family="paragraph" style:parent-style-name="Text_20_body">
      <style:text-properties officeooo:rsid="00107b61" officeooo:paragraph-rsid="00107b61"/>
    </style:style>
    <style:style style:name="T1" style:family="text">
      <style:text-properties officeooo:rsid="000d4cb9"/>
    </style:style>
    <style:style style:name="T2" style:family="text">
      <style:text-properties officeooo:rsid="00107b61"/>
    </style:style>
    <style:style style:name="T3" style:family="text">
      <style:text-properties officeooo:rsid="0015bec9"/>
    </style:style>
    <style:style style:name="T4" style:family="text">
      <style:text-properties officeooo:rsid="001bb52d"/>
    </style:style>
    <style:style style:name="T5" style:family="text">
      <style:text-properties officeooo:rsid="001ff4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cial Media Strategie HTL Wels Maturaball 2019</text:p>
      <text:p text:style-name="Text_20_body"/>
      <text:p text:style-name="Subtitle">Status Quo</text:p>
      <text:p text:style-name="P1">Derzeit existiert noch kein Account. Die Accounts vom letzten Jahr sind noch verfügbar, an diesen kann man sich orientieren.</text:p>
      <text:p text:style-name="P1">Zur Verfügung stehe<text:span text:style-name="T5">n 100-200</text:span>€?</text:p>
      <text:p text:style-name="P1">Wird noch anderes Marketing (Print, Website etc.) betrieben?</text:p>
      <text:p text:style-name="Subtitle">Zielgruppe</text:p>
      <text:p text:style-name="P1">Grundsätzlich teilt es sich auf in zwei verschiedene Zielgruppen. Die eine sind die Besucher des Balls ca. von 15 – 23 Jahre alt. Die andere Gruppe setzt sich aus den Unternehmen zusammen. Diese wünschen sich ein möglichst erfolgreiches vermarkten Ihres Unternehmens durch Sponsoring.</text:p>
      <text:p text:style-name="P1">Die Ballbesucher werden hauptsächlich durch Instagram, Youtube evtl. Snapchat angesprochen.</text:p>
      <text:p text:style-name="P1">Die Unternehmen hauptsächlich durch Facebook und evtl. Printwerbung</text:p>
      <text:p text:style-name="P1">Ein spezifisches Verhalten der Zielgruppe kann zwar grob gegoogelt werden, jedoch soll man so bald als möglich eigene Analyse Tools z.B. bei Instagram die Instagram-Insights verwenden um die eigene Zielgruppe am besten kennen zu lernen.</text:p>
      <text:p text:style-name="P15">Ziele</text:p>
      <text:p text:style-name="P1">Die Ziele teilen sich nach den Zielgruppen. Zum einen möchte man möglichst viele Menschen vom Ball überzeugen und dazu bringen den Ball zu besuchen. Zum anderen möchte man das Sponsoring der Unternehmen honorieren in dem man Sie durch möglichst hohe Reichweite gut vermarktet. </text:p>
      <text:p text:style-name="P2"><text:span text:style-name="T1">Durch Social Media soll die Reichweite vergrößert werden. Mit den Analytics kann man eventuell auch Trends erkennen (Alter, Ort, Nachfrage, ...)</text:span> </text:p>
      <text:p text:style-name="P18">Social Media unterstützt die beiden oben genannten Ziele.</text:p>
      <text:p text:style-name="Subtitle">Content</text:p>
      <text:p text:style-name="P3">Bilder (auch Infografiken), Videos, BTS-Storys und evtl. Beiträge, Gewinnspiele</text:p>
      <text:p text:style-name="P3">Entweder am morgen, wenn die Menschen zur Arbeit/Schule fahren oder am Abend, Vormittag – Nachmittag ist stark zu vermeiden. Am Wochenende gelten andere Regeln. Eventuell sind für die junge Zielgruppe (Instagram) auch die Ferien wie ein Wochenende zu behandeln.</text:p>
      <text:p text:style-name="P3">Es sollen … pro Woche Beiträge auf Instagram gepostet werden.</text:p>
      <text:p text:style-name="P3">Es sollen … pro Woche Beiträge auf Facebook gepostet werden.</text:p>
      <text:p text:style-name="P16"><text:soft-page-break/>Umsetzung</text:p>
      <text:p text:style-name="P19">Verantwortlich für die Kanäle ist das Marketing-Team, diese sind neben dem Beiträge posten dafür verantwortlich, dass auch passiv der Traffic erhalten bleibt durch Liken, Folgen (in Maßen) und auch durch Mundpropaganda etc. </text:p>
      <text:p text:style-name="P5">Man soll auch andere Personen darauf ansprechen, dass diese die Page od. Flyer in deren Story posten um mehr mögliche Follower zu erreichen.</text:p>
      <text:p text:style-name="P4"><text:span text:style-name="T2">Beiträge, Captions, Hashtags etc. gehören immer zuvor von den anderen od. „Chef“ abgesegnet und auch auf etwaige Rechtschreibfehler geprüft um Seriosität zu wahren. </text:span><text:s/></text:p>
      <text:p text:style-name="Subtitle">Monitoring</text:p>
      <text:p text:style-name="P6">Zur Erfolgskontrolle dienen z.B. Followerzahlen (aktiv/passiv/seriös(Bots)), Likezahlen etc.</text:p>
      <text:p text:style-name="P7">Es gehören alle 3 bis 4 Tage die Insights/Analytics gecheckt um Änderungen zu erkennen und darauf reagieren zu können. <text:s/></text:p>
      <text:p text:style-name="P8">Erkenntnisse gehören dokumentiert und mit den anderen besprochen um die Ziele bestmöglich erreichen zu können.</text:p>
      <text:p text:style-name="P8"/>
      <text:p text:style-name="P8"/>
      <text:p text:style-name="P8"/>
      <text:p text:style-name="Subtitle">Zusätzliches – <text:span text:style-name="T4">Tipps und Tricks</text:span></text:p>
      <text:p text:style-name="P9">Bei Youtube passende Schlagwörter verwenden und auch unbedingt Hashtags (aktualität und Reichweite prüfen) auf Instagram. <text:span text:style-name="T3">Auf Facebook werden keine Hashtags verwendet</text:span>.</text:p>
      <text:p text:style-name="P10">Inhalte müssen für die Zielgruppe angepasst werden.</text:p>
      <text:p text:style-name="P11">Support – eventuell über Fragen/Storys wünsche und Anregungen der Follower abchecken und wenn möglich umsetzten.</text:p>
      <text:p text:style-name="P12">Analysen und Reportings sind unabdingbar!</text:p>
      <text:p text:style-name="P13">Videos zu den Algorithmen der Plattformen ansehen um das Netzwerk zu verstehen und dadurch Postings zu planen.</text:p>
      <text:p text:style-name="P14">Eventuell Informationen redundant posten um auch alle Follower zu erre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9:54:57.906382852</meta:creation-date>
    <dc:date>2019-06-29T10:46:31.763302504</dc:date>
    <meta:editing-duration>PT21M58S</meta:editing-duration>
    <meta:editing-cycles>12</meta:editing-cycles>
    <meta:generator>LibreOffice/6.1.5.2$MacOSX_X86_64 LibreOffice_project/90f8dcf33c87b3705e78202e3df5142b201bd805</meta:generator>
    <meta:document-statistic meta:table-count="0" meta:image-count="0" meta:object-count="0" meta:page-count="2" meta:paragraph-count="34" meta:word-count="477" meta:character-count="3370" meta:non-whitespace-character-count="2916"/>
  </office:meta>
</office:document-meta>
</file>